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elocity of Growth</text:p>
          </table:table-cell>
          <table:table-cell table:style-name="Default" office:value-type="string" calcext:value-type="string">
            <text:p>Normalized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4.75595741136542" calcext:value-type="float">
            <text:p>4,76</text:p>
          </table:table-cell>
          <table:table-cell office:value-type="float" office:value="1.41733248501983" calcext:value-type="float">
            <text:p>1,42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4.45417669418778" calcext:value-type="float">
            <text:p>4,45</text:p>
          </table:table-cell>
          <table:table-cell office:value-type="float" office:value="1.01586572857213" calcext:value-type="float">
            <text:p>1,0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.22237677346836" calcext:value-type="float">
            <text:p>4,22</text:p>
          </table:table-cell>
          <table:table-cell office:value-type="float" office:value="0.707496250275461" calcext:value-type="float">
            <text:p>0,7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.18478373011546" calcext:value-type="float">
            <text:p>4,18</text:p>
          </table:table-cell>
          <table:table-cell office:value-type="float" office:value="0.657485244532494" calcext:value-type="float">
            <text:p>0,6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.92124734794814" calcext:value-type="float">
            <text:p>3,92</text:p>
          </table:table-cell>
          <table:table-cell office:value-type="float" office:value="0.306895924100867" calcext:value-type="float">
            <text:p>0,3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.87493631002347" calcext:value-type="float">
            <text:p>3,87</text:p>
          </table:table-cell>
          <table:table-cell office:value-type="float" office:value="0.245287142873143" calcext:value-type="float">
            <text:p>0,2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.84449100259046" calcext:value-type="float">
            <text:p>3,84</text:p>
          </table:table-cell>
          <table:table-cell office:value-type="float" office:value="0.204784956588691" calcext:value-type="float">
            <text:p>0,2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.84328179452044" calcext:value-type="float">
            <text:p>3,84</text:p>
          </table:table-cell>
          <table:table-cell office:value-type="float" office:value="0.203176315565234" calcext:value-type="float">
            <text:p>0,2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.83793085470997" calcext:value-type="float">
            <text:p>3,84</text:p>
          </table:table-cell>
          <table:table-cell office:value-type="float" office:value="0.196057820819288" calcext:value-type="float">
            <text:p>0,2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.79065520149521" calcext:value-type="float">
            <text:p>3,79</text:p>
          </table:table-cell>
          <table:table-cell office:value-type="float" office:value="0.133165786720549" calcext:value-type="float">
            <text:p>0,1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3.78009474327228" calcext:value-type="float">
            <text:p>3,78</text:p>
          </table:table-cell>
          <table:table-cell office:value-type="float" office:value="0.119116933801741" calcext:value-type="float">
            <text:p>0,1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.71636496239261" calcext:value-type="float">
            <text:p>3,72</text:p>
          </table:table-cell>
          <table:table-cell office:value-type="float" office:value="0.0343355446587666" calcext:value-type="float">
            <text:p>0,0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.64433085247047" calcext:value-type="float">
            <text:p>3,64</text:p>
          </table:table-cell>
          <table:table-cell office:value-type="float" office:value="-0.0614933099297654" calcext:value-type="float">
            <text:p>-0,0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3.58737029556223" calcext:value-type="float">
            <text:p>3,59</text:p>
          </table:table-cell>
          <table:table-cell office:value-type="float" office:value="-0.137269423928278" calcext:value-type="float">
            <text:p>-0,1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3.56939555219111" calcext:value-type="float">
            <text:p>3,57</text:p>
          </table:table-cell>
          <table:table-cell office:value-type="float" office:value="-0.1611816936938" calcext:value-type="float">
            <text:p>-0,16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3.56196086908803" calcext:value-type="float">
            <text:p>3,56</text:p>
          </table:table-cell>
          <table:table-cell office:value-type="float" office:value="-0.171072246471746" calcext:value-type="float">
            <text:p>-0,1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3.47931339945588" calcext:value-type="float">
            <text:p>3,48</text:p>
          </table:table-cell>
          <table:table-cell office:value-type="float" office:value="-0.281020330206664" calcext:value-type="float">
            <text:p>-0,2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.47862667235522" calcext:value-type="float">
            <text:p>3,48</text:p>
          </table:table-cell>
          <table:table-cell office:value-type="float" office:value="-0.281933901173829" calcext:value-type="float">
            <text:p>-0,28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3.46182441369813" calcext:value-type="float">
            <text:p>3,46</text:p>
          </table:table-cell>
          <table:table-cell office:value-type="float" office:value="-0.304286383953865" calcext:value-type="float">
            <text:p>-0,3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.43497011137268" calcext:value-type="float">
            <text:p>3,43</text:p>
          </table:table-cell>
          <table:table-cell office:value-type="float" office:value="-0.340011362514761" calcext:value-type="float">
            <text:p>-0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8:29:22.456184180</dc:date>
    <meta:document-statistic meta:table-count="1" meta:cell-count="62" meta:object-count="0"/>
    <meta:generator>LibreOffice/4.2.8.2$Linux_X86_64 LibreOffice_project/420m0$Build-2</meta:generator>
  </office:meta>
</office:document-meta>
</file>